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style:text-underline-style="none" fo:font-weight="normal" officeooo:rsid="001d930e" officeooo:paragraph-rsid="001d930e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style:font-name="Liberation Mono" fo:font-size="11pt" style:text-underline-style="none" fo:font-weight="normal" officeooo:rsid="001e014c" officeooo:paragraph-rsid="001e014c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Liberation Mono" fo:font-size="11pt" style:text-underline-style="none" fo:font-weight="normal" officeooo:rsid="001f09db" officeooo:paragraph-rsid="001f09db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Liberation Mono" fo:font-size="11pt" style:text-underline-style="none" fo:font-weight="normal" officeooo:rsid="002039b1" officeooo:paragraph-rsid="002039b1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1d930e" officeooo:paragraph-rsid="001d930e" style:font-size-asian="11.3500003814697pt" style:font-weight-asian="bold" style:font-size-complex="13pt" style:font-weight-complex="bold"/>
    </style:style>
    <style:style style:name="T1" style:family="text">
      <style:text-properties officeooo:rsid="001e014c"/>
    </style:style>
    <style:style style:name="T2" style:family="text">
      <style:text-properties officeooo:rsid="001f09db"/>
    </style:style>
    <style:style style:name="T3" style:family="text">
      <style:text-properties officeooo:rsid="00215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lectronics guide</text:p>
      <text:p text:style-name="P5"/>
      <text:p text:style-name="P1">This is a brief overview of my electronics setup for the ah-64 MPD project.</text:p>
      <text:p text:style-name="P1"/>
      <text:p text:style-name="P4">For both MPDs I used a heavy object and a multimeter to determine which lead corresponded to what button. </text:p>
      <text:p text:style-name="P4">Once I knew which pins where connected to what, I <text:span text:style-name="T3">plugged</text:span> them into the <text:span text:style-name="T3">pin </text:span>headers on my boards in order.</text:p>
      <text:p text:style-name="P1"/>
      <text:p text:style-name="P1">For the left MPD, I chose an Arduino Mega knockoff board as the controller.</text:p>
      <text:p text:style-name="P1">The <text:span text:style-name="T2">main chip on the </text:span>Arduino Mega does not natively support USB HID <text:span text:style-name="T2">(at least in the configuration that is on the board) </text:span>so a workaround is required. </text:p>
      <text:p text:style-name="P1"/>
      <text:p text:style-name="P1">I used Nico Hood’s wonderful Hoodloader2 library to solve this problem.</text:p>
      <text:p text:style-name="P1">(<text:a xlink:type="simple" xlink:href="https://github.com/NicoHood/HoodLoader2" text:style-name="Internet_20_link" text:visited-style-name="Visited_20_Internet_20_Link">https://github.com/NicoHood/HoodLoader2</text:a>)</text:p>
      <text:p text:style-name="P1"/>
      <text:p text:style-name="P1">With Hoodloader2, I am able to program a sketch onto both the smaller <text:span text:style-name="T1">ATmega</text:span>16<text:span text:style-name="T1">U</text:span>2 chip, <text:span text:style-name="T1">and the larger ATmega2560 chip while still having an onboard programmer available to update the ATmega2560.</text:span></text:p>
      <text:p text:style-name="P1"/>
      <text:p text:style-name="P2">The ATmega2560 runs a sketch that polls the input and constructs serial data to send to the 16u2.</text:p>
      <text:p text:style-name="P1"/>
      <text:p text:style-name="P2">The ATmega16U2 runs a sketch containing a serial receiver that processes the serial data, and inputs it to a USB HID library that transmits the data to the computer. </text:p>
      <text:p text:style-name="P2"/>
      <text:p text:style-name="P2">The HID library is also written by Nico Hood.</text:p>
      <text:p text:style-name="P2">(<text:a xlink:type="simple" xlink:href="https://github.com/NicoHood/HID" text:style-name="Internet_20_link" text:visited-style-name="Visited_20_Internet_20_Link">https://github.com/NicoHood/HID</text:a>)</text:p>
      <text:p text:style-name="P2"/>
      <text:p text:style-name="P2"/>
      <text:p text:style-name="P2"/>
      <text:p text:style-name="P2"/>
      <text:p text:style-name="P2">For the right MPD, I did not have another Arduino Mega, so I chose to use a Teensy 3.6 instead. <text:span text:style-name="T2">The Teensy 3.6 has native USB HID support so no workarounds are required. </text:span></text:p>
      <text:p text:style-name="P2"/>
      <text:p text:style-name="P3">I wrote a simple sketch to poll the inputs and send them to the computer using the Teensy native h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3:25:53.877000000</meta:creation-date>
    <meta:generator>LibreOffice/6.1.4.2$Windows_X86_64 LibreOffice_project/9d0f32d1f0b509096fd65e0d4bec26ddd1938fd3</meta:generator>
    <dc:date>2022-03-29T14:00:47.030000000</dc:date>
    <meta:editing-duration>PT12M11S</meta:editing-duration>
    <meta:editing-cycles>4</meta:editing-cycles>
    <meta:document-statistic meta:table-count="0" meta:image-count="0" meta:object-count="0" meta:page-count="1" meta:paragraph-count="15" meta:word-count="251" meta:character-count="1447" meta:non-whitespace-character-count="1207"/>
  </office:meta>
</office:document-meta>
</file>